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gsqlAutoIncrementModule.getPreValue( Configuration tableConf , Configuration columnConf , Configuration modeConf , Connection conn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gsqlAutoIncrementModule.includeA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gsqlAutoIncrementModule.includeIn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gsqlAutoIncrementModule.getPostValue( Configuration tableConf , Configuration columnConf , Configuration modeConf , Connection conn , Statement stmt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gsqlAutoIncrementModule.getSubquery( Configuration tableConf , Configuration columnConf , Configuration mod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